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fo:language="fi" fo:country="FI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ffff" style:font-name="Inconsolata" fo:font-size="9pt" fo:letter-spacing="normal" fo:font-style="normal" fo:font-weight="normal"/>
    </style:style>
    <style:style style:name="P4" style:family="paragraph" style:parent-style-name="Heading_20_3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fo:language="fi" fo:country="FI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fo:language="fi" fo:country="FI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333333" style:font-name="Menlo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333333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language="fi" fo:country="F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Setup a project</text:h>
      <text:p text:style-name="Text_20_body">Git: <text:a xlink:type="simple" xlink:href="https://github.com/talehto/my-reminder-app-client" text:style-name="Internet_20_link" text:visited-style-name="Visited_20_Internet_20_Link">https://github.com/talehto/my-reminder-app-client</text:a> </text:p>
      <text:p text:style-name="Text_20_body">c:\work\react\my-reminder-app\my-reminder-app-client&gt; create-react-app my-reminder-app-client</text:p>
      <text:p text:style-name="Text_20_body"><text:span text:style-name="T4">c:\work\react\my-reminder-app\my-reminder-app-client&gt; npm install --save react-bootstrap </text:span><text:a xlink:type="simple" xlink:href="mailto:bootstrap@3" text:style-name="Internet_20_link" text:visited-style-name="Visited_20_Internet_20_Link">bootstrap@3</text:a><text:span text:style-name="T4"> </text:span></text:p>
      <text:p text:style-name="Text_20_body">c:\work\react\my-reminder-app\my-reminder-app-client&gt; npm start</text:p>
      <text:p text:style-name="Text_20_body"/>
      <text:p text:style-name="P5">OLD:</text:p>
      <text:p text:style-name="Text_20_body">C:\work\react\wake-up-to-school</text:p>
      <text:p text:style-name="Text_20_body">C:\work\react\wake-up-to-school&gt; npm init <text:s/></text:p>
      <text:p text:style-name="Preformatted_20_Text">npm install --save react react-dom <text:span text:style-name="T2">html-webpack-plugin webpack webpack-dev-server babel-core babel-loader babel-preset-react babel-preset-env </text:span><text:span text:style-name="Source_20_Text"><text:span text:style-name="T3">style-loader</text:span></text:span><text:span text:style-name="T2"> css-loader prop-types react-router-dom react react-dom axios query-string </text:span><text:span text:style-name="Source_20_Text"><text:span text:style-name="T3">react-bootstrap</text:span></text:span></text:p>
      <text:p text:style-name="Preformatted_20_Text"/>
      <text:h text:style-name="Heading_20_1" text:outline-level="1">Authentication</text:h>
      <text:p text:style-name="P1"><text:a xlink:type="simple" xlink:href="https://console.developers.google.com/apis/credentials?project=wake-up-to-school" text:style-name="Internet_20_link" text:visited-style-name="Visited_20_Internet_20_Link">https://console.developers.google.com/apis/credentials?project=wake-up-to-school</text:a> </text:p>
      <text:p text:style-name="Standard"/>
      <text:p text:style-name="Standard">933999502039-icue51v3ioe44r19517d0p1bvcs09jds.apps.googleusercontent.com</text:p>
      <text:p text:style-name="P3">s</text:p>
      <text:p text:style-name="P1"><text:span text:style-name="T1">rIqTOB5kzrf3DNmXt2HoGi-Q</text:span> </text:p>
      <text:p text:style-name="P1"/>
      <text:p text:style-name="P1"/>
      <text:h text:style-name="P4" text:outline-level="3"><text:bookmark text:name="forms-inline"/><text:a xlink:type="simple" xlink:href="https://react-bootstrap.github.io/components.html" text:style-name="Internet_20_link" text:visited-style-name="Visited_20_Internet_20_Link">https://react-bootstrap.github.io/components.html</text:a> <text:s text:c="2"/><text:a xlink:type="simple" xlink:href="https://react-bootstrap.github.io/components.html#forms-inline" text:style-name="Internet_20_link" text:visited-style-name="Visited_20_Internet_20_Link">Inline forms</text:a></text:h>
      <text:p text:style-name="P1"/>
      <text:h text:style-name="Heading_20_1" text:outline-level="1">Alarm clock</text:h>
      <text:p text:style-name="P2"><text:a xlink:type="simple" xlink:href="https://github.com/dimotsai/react-alarm-clock" text:style-name="Internet_20_link" text:visited-style-name="Visited_20_Internet_20_Link">https://github.com/dimotsai/react-alarm-clock</text:a></text:p>
      <text:p text:style-name="P2"/>
      <text:p text:style-name="P2"><text:a xlink:type="simple" xlink:href="https://www.npmjs.com/package/react-recorder" text:style-name="Internet_20_link" text:visited-style-name="Visited_20_Internet_20_Link">https://www.npmjs.com/package/react-recorder</text:a> </text:p>
      <text:p text:style-name="P2"/>
      <text:p text:style-name="P2"><text:a xlink:type="simple" xlink:href="https://www.npmjs.com/package/react-week-scheduler" text:style-name="Internet_20_link" text:visited-style-name="Visited_20_Internet_20_Link">https://www.npmjs.com/package/react-week-scheduler</text:a> </text:p>
      <text:p text:style-name="P2"/>
      <text:p text:style-name="P2"/>
      <text:p text:style-name="P2"/>
      <text:p text:style-name="P2"><text:a xlink:type="simple" xlink:href="https://codepen.io/philmayfield/pen/MwRgyN" text:style-name="Internet_20_link" text:visited-style-name="Visited_20_Internet_20_Link">https://codepen.io/philmayfield/pen/MwRgyN</text:a> </text:p>
      <text:p text:style-name="P2"/>
      <text:p text:style-name="P2"><text:a xlink:type="simple" xlink:href="https://www.kirupa.com/react/simple_todo_app_react.htm" text:style-name="Internet_20_link" text:visited-style-name="Visited_20_Internet_20_Link">https://www.kirupa.com/react/simple_todo_app_react.htm</text:a> </text:p>
      <text:p text:style-name="P2"/>
      <text:p text:style-name="P2">Examples for user task lists</text:p>
      <text:p text:style-name="P2"/>
      <text:p text:style-name="P1"><text:a xlink:type="simple" xlink:href="https://codepen.io/LumenKairos/pen/PzYRXx" text:style-name="Internet_20_link" text:visited-style-name="Visited_20_Internet_20_Link">https://codepen.io/LumenKairos/pen/PzYRXx</text:a> 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9DT22H26M34S</meta:editing-duration>
    <meta:editing-cycles>64</meta:editing-cycles>
    <meta:generator>OpenOffice/4.1.2$Win32 OpenOffice.org_project/412m3$Build-9782</meta:generator>
    <dc:date>2017-10-01T22:20:02.55</dc:date>
    <dc:creator>Tarmo Lehto</dc:creator>
    <meta:document-statistic meta:table-count="0" meta:image-count="0" meta:object-count="0" meta:page-count="2" meta:paragraph-count="23" meta:word-count="69" meta:character-count="1226"/>
    <meta:user-defined meta:name="Info 1"/>
    <meta:user-defined meta:name="Info 2"/>
    <meta:user-defined meta:name="Info 3"/>
    <meta:user-defined meta:name="Info 4"/>
  </office:meta>
</office:document-meta>
</file>